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 office:value-type="string" calcext:value-type="string">
            <text:p>(Links)</text:p>
          </table:table-cell>
          <table:table-cell table:style-name="ce167" office:value-type="string" calcext:value-type="string">
            <text:p>K-Pop AO3</text:p>
          </table:table-cell>
          <table:table-cell table:style-name="ce167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63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 office:value-type="date" office:date-value="2013-04-09" calcext:value-type="date">
            <text:p>04/09/13</text:p>
          </table:table-cell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7" office:value-type="string" calcext:value-type="string">
            <text:p>Beatles</text:p>
          </table:table-cell>
          <table:table-cell table:style-name="ce77" office:value-type="string" calcext:value-type="string">
            <text:p>NSYNC</text:p>
          </table:table-cell>
          <table:table-cell table:style-name="ce77" office:value-type="string" calcext:value-type="string">
            <text:p>Taylor Swift</text:p>
          </table:table-cell>
          <table:table-cell table:style-name="ce77" office:value-type="string" calcext:value-type="string">
            <text:p>Bandom (Overall)</text:p>
          </table:table-cell>
          <table:table-cell table:style-name="ce77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table:number-columns-repeated="16383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table:number-columns-repeated="16383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table:number-columns-repeated="16383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table:number-columns-repeated="16383"/>
        </table:table-row>
        <table:table-row table:style-name="ro3">
          <table:table-cell table:formula="of:=[$'Dates Ref'.T47]" office:value-type="date" office:date-value="2013-04-09" calcext:value-type="date">
            <text:p>Apr 9, 13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table:number-columns-repeated="16383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table:number-columns-repeated="16383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table:number-columns-repeated="16383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table:number-columns-repeated="16383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table:number-columns-repeated="16383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table:number-columns-repeated="16383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table:number-columns-repeated="16383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table:number-columns-repeated="16383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table:number-columns-repeated="16383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table:number-columns-repeated="16383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table:number-columns-repeated="16383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table:number-columns-repeated="16383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table:number-columns-repeated="16383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table:number-columns-repeated="16383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table:number-columns-repeated="16383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table:number-columns-repeated="16383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table:number-columns-repeated="16383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table:number-columns-repeated="16383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table:number-columns-repeated="16383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table:number-columns-repeated="16383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table:number-columns-repeated="16383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table:number-columns-repeated="16383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table:number-columns-repeated="16383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table:number-columns-repeated="16383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table:number-columns-repeated="16383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table:number-columns-repeated="1637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7]" office:value-type="date" office:date-value="2013-04-09" calcext:value-type="date">
            <text:p>Apr 9, 13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table:number-columns-repeated="16383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/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/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/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/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716</text:p>
          </table:table-cell>
          <table:table-cell table:number-columns-repeated="16369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8"/>
          <table:table-cell table:style-name="ce74"/>
          <table:table-cell/>
          <table:table-cell table:style-name="ce74"/>
          <table:table-cell table:number-columns-repeated="16372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1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70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70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70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1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1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1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1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1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1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9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1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9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70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9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9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70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1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1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1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11:20:50.379000000</dc:date>
    <meta:editing-duration>P11DT2H2M2S</meta:editing-duration>
    <meta:editing-cycles>698</meta:editing-cycles>
    <meta:document-statistic meta:table-count="40" meta:cell-count="15333" meta:object-count="0"/>
  </office:meta>
</office:document-meta>
</file>